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1cm" svg:y="4.1cm">
          <draw:text-box>
            <text:p><text:span text:style-name="T1">i</text:span></text:p>
          </draw:text-box>
        </draw:frame>
        <draw:frame draw:style-name="gr3" draw:text-style-name="P2" draw:layer="layout" svg:width="15.391cm" svg:height="8.591cm" svg:x="0.009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30T16:53:05.492602129</dc:date>
    <meta:editing-duration>PT3M39S</meta:editing-duration>
    <meta:editing-cycles>22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92cm" svg:height="8.592cm" xlink:href="." xlink:type="simple" chart:class="chart:scatter" chart:style-name="ch1">
        <chart:plot-area chart:style-name="ch2" chart:data-source-has-labels="both" svg:x="0.307cm" svg:y="0.171cm" svg:width="14.778cm" svg:height="8.25cm">
          <chartooo:coordinate-region svg:x="0.849cm" svg:y="0.37cm" svg:width="14.142cm" svg:height="7.85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.34788079488412E-016">
                <text:p>7.34788079488412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22464679914735E-015">
                <text:p>-1.22464679914735E-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71450551880629E-015">
                <text:p>1.71450551880629E-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2.20436423846524E-015">
                <text:p>-2.20436423846524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